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Pictures/100003F0000001CA000001CA594D1231069E6F3A.svg" manifest:media-type="image/svg+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6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27mm" svg:height="205.43mm" svg:x="36.55mm" svg:y="1.28mm">
            <draw:object draw:notify-on-update-of-ranges="Sheet1.A1:Sheet1.A1 Sheet1.B2:Sheet1.B23 Sheet1.B1:Sheet1.B1 Sheet1.A2:Sheet1.A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T[°C]</text:p>
          </table:table-cell>
          <table:table-cell office:value-type="string" calcext:value-type="string">
            <text:p>Value</text:p>
          </table:table-cell>
          <table:table-cell table:number-columns-repeated="6"/>
        </table:table-row>
        <table:table-row table:style-name="ro1">
          <table:table-cell office:value-type="float" office:value="86.3" calcext:value-type="float">
            <text:p>86.3</text:p>
          </table:table-cell>
          <table:table-cell office:value-type="float" office:value="915.73" calcext:value-type="float">
            <text:p>915.73</text:p>
          </table:table-cell>
          <table:table-cell table:number-columns-repeated="6"/>
        </table:table-row>
        <table:table-row table:style-name="ro1">
          <table:table-cell office:value-type="float" office:value="81.3" calcext:value-type="float">
            <text:p>81.3</text:p>
          </table:table-cell>
          <table:table-cell office:value-type="float" office:value="900.45" calcext:value-type="float">
            <text:p>900.45</text:p>
          </table:table-cell>
          <table:table-cell table:number-columns-repeated="6"/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880.62" calcext:value-type="float">
            <text:p>880.62</text:p>
          </table:table-cell>
          <table:table-cell table:number-columns-repeated="6"/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850.73" calcext:value-type="float">
            <text:p>850.73</text:p>
          </table:table-cell>
          <table:table-cell table:number-columns-repeated="6"/>
        </table:table-row>
        <table:table-row table:style-name="ro1">
          <table:table-cell office:value-type="float" office:value="58.9" calcext:value-type="float">
            <text:p>58.9</text:p>
          </table:table-cell>
          <table:table-cell office:value-type="float" office:value="807.96" calcext:value-type="float">
            <text:p>807.96</text:p>
          </table:table-cell>
          <table:table-cell table:number-columns-repeated="6"/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780.52" calcext:value-type="float">
            <text:p>780.5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5.91" calcext:value-type="float">
            <text:p>755.91</text:p>
          </table:table-cell>
          <table:table-cell table:number-columns-repeated="6"/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734.16" calcext:value-type="float">
            <text:p>734.16</text:p>
          </table:table-cell>
          <table:table-cell table:number-columns-repeated="6"/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708.55" calcext:value-type="float">
            <text:p>708.55</text:p>
          </table:table-cell>
          <table:table-cell table:number-columns-repeated="6"/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689.98" calcext:value-type="float">
            <text:p>689.98</text:p>
          </table:table-cell>
          <table:table-cell table:number-columns-repeated="6"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673.67" calcext:value-type="float">
            <text:p>673.67</text:p>
          </table:table-cell>
          <table:table-cell table:number-columns-repeated="6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630.5" calcext:value-type="float">
            <text:p>630.5</text:p>
          </table:table-cell>
          <table:table-cell table:number-columns-repeated="6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596.57" calcext:value-type="float">
            <text:p>596.57</text:p>
          </table:table-cell>
          <table:table-cell table:number-columns-repeated="6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469.54" calcext:value-type="float">
            <text:p>469.54</text:p>
          </table:table-cell>
          <table:table-cell table:number-columns-repeated="6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508.3" calcext:value-type="float">
            <text:p>508.3</text:p>
          </table:table-cell>
          <table:table-cell table:number-columns-repeated="6"/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539.01" calcext:value-type="float">
            <text:p>539.01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59.52" calcext:value-type="float">
            <text:p>559.52</text:p>
          </table:table-cell>
          <table:table-cell table:number-columns-repeated="6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311.69" calcext:value-type="float">
            <text:p>311.69</text:p>
          </table:table-cell>
          <table:table-cell table:number-columns-repeated="6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54.58" calcext:value-type="float">
            <text:p>354.58</text:p>
          </table:table-cell>
          <table:table-cell table:number-columns-repeated="6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83.89" calcext:value-type="float">
            <text:p>383.89</text:p>
          </table:table-cell>
          <table:table-cell table:number-columns-repeated="6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412.88" calcext:value-type="float">
            <text:p>412.88</text:p>
          </table:table-cell>
          <table:table-cell table:number-columns-repeated="6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51.15" calcext:value-type="float">
            <text:p>451.15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 table:style-name="ce1" table:number-columns-repeated="5"/>
        </table:table-row>
        <table:table-row table:style-name="ro1">
          <table:table-cell table:number-columns-repeated="3"/>
          <table:table-cell table:style-name="ce1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GB" style:letter-kerning="true" style:font-name-asian="DejaVu Sans1" style:font-size-asian="12pt" style:language-asian="zh" style:country-asian="CN" style:font-family-complex="Ubuntu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0" loext:min-decimal-places="0" number:min-integer-digits="3" number:min-exponent-digits="2" loext:exponent-interval="3" loext:forced-exponent-sign="true"/>
    </number:number-style>
    <number:number-style style:name="N112">
      <number:scientific-number number:decimal-places="3" loext:min-decimal-places="3" number:min-integer-digits="1" number:min-exponent-digits="2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3:23:45.865403467</meta:creation-date>
    <dc:date>2018-03-07T20:19:23.688066342</dc:date>
    <meta:editing-duration>PT14M2S</meta:editing-duration>
    <meta:editing-cycles>1</meta:editing-cycles>
    <meta:document-statistic meta:table-count="1" meta:cell-count="46" meta:object-count="1"/>
    <meta:generator>LibreOffice/6.0.1.1$Linux_X86_64 LibreOffice_project/0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scientific-number number:decimal-places="3" loext:min-decimal-places="3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>
        <chart:symbol-image xlink:href="Pictures/100003F0000001CA000001CA594D1231069E6F3A.svg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image" chart:symbol-width="0.25cm" chart:symbol-height="0.25cm" chart:link-data-style-to-source="true">
        <chart:symbol-image xlink:href="Pictures/100003F0000001CA000001CA594D1231069E6F3A.svg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5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 style:data-style-name="N112"/>
    <style:style style:name="ch12" style:family="chart">
      <style:chart-properties chart:solid-type="cuboid" chart:symbol-type="imag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228cm" svg:height="20.544cm" xlink:href=".." xlink:type="simple" chart:class="chart:scatter" chart:style-name="ch1">
        <chart:title svg:x="7.033cm" svg:y="0.546cm" chart:style-name="ch2">
          <text:p>sensor calibration</text:p>
        </chart:title>
        <chart:plot-area chart:style-name="ch3" table:cell-range-address="Sheet1.A1:Sheet1.B23" chart:data-source-has-labels="row" svg:x="0.236cm" svg:y="2.914cm" svg:width="17.839cm" svg:height="14.136cm">
          <chartooo:coordinate-region svg:x="1.122cm" svg:y="3.113cm" svg:width="16.528cm" svg:height="13.738cm"/>
          <chart:axis chart:dimension="x" chart:name="primary-x" chart:style-name="ch4">
            <chart:title svg:x="8.291cm" svg:y="17.46cm" chart:style-name="ch5">
              <text:p>ADC value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cm" svg:y="10.449cm" chart:style-name="ch8">
              <text:p>T[°C]</text:p>
            </chart:title>
            <chart:grid chart:style-name="ch6" chart:class="major"/>
            <chart:grid chart:style-name="ch7" chart:class="minor"/>
          </chart:axis>
          <chart:series chart:style-name="ch9" chart:values-cell-range-address="Sheet1.A2:Sheet1.A23" chart:label-cell-address="Sheet1.B1:Sheet1.B1" chart:class="chart:scatter">
            <chart:domain table:cell-range-address="Sheet1.B2:Sheet1.B23"/>
            <chart:regression-curve chart:style-name="ch10">
              <chart:equation chart:display-equation="true" chart:display-r-square="false" svg:x="0cm" svg:y="18.761cm" chart:style-name="ch11"/>
            </chart:regression-curve>
            <chart:data-point chart:repeated="5"/>
            <chart:data-point chart:style-name="ch12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5.73">
                <text:p>915.73</text:p>
                <draw:g>
                  <svg:desc>Sheet1.B2:Sheet1.B23</svg:desc>
                </draw:g>
              </table:table-cell>
              <table:table-cell office:value-type="float" office:value="86.3">
                <text:p>86.3</text:p>
                <draw:g>
                  <svg:desc>Sheet1.A2:Sheet1.A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.45">
                <text:p>900.45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0.62">
                <text:p>880.62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0.73">
                <text:p>850.73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7.96">
                <text:p>807.96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0.52">
                <text:p>780.52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5.91">
                <text:p>755.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4.16">
                <text:p>734.16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8.55">
                <text:p>708.55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9.98">
                <text:p>689.98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3.67">
                <text:p>673.67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0.5">
                <text:p>630.5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6.57">
                <text:p>596.57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9.54">
                <text:p>469.5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8.3">
                <text:p>508.3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9.01">
                <text:p>539.01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9.52">
                <text:p>559.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1.69">
                <text:p>311.6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4.58">
                <text:p>354.5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3.89">
                <text:p>383.8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2.88">
                <text:p>412.8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1.15">
                <text:p>451.15</text:p>
              </table:table-cell>
              <table:table-cell office:value-type="float" office:value="13.8">
                <text:p>13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